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ADD8E6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36">
      <style:table-cell-properties style:vertical-align="middle" fo:wrap-option="wrap" fo:background-color="#ADD8E6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6E0B4"/>
    </style:style>
    <style:style style:name="ce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1">
      <style:table-cell-properties style:vertical-align="middle" fo:wrap-option="wrap" fo:background-color="#C6E0B4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thick solid #000000" fo:border-bottom="thick solid #000000" fo:border-left="thick solid #000000" fo:border-right="none" style:vertical-align="middle" fo:wrap-option="wrap" fo:background-color="#FFFFFF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ck solid #000000" fo:border-bottom="thick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thick solid #000000" fo:border-bottom="thick solid #000000" fo:border-left="none" fo:border-right="thick solid #000000" style:vertical-align="middle" fo:wrap-option="wrap" fo:background-color="#FFFFFF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ck solid #000000" fo:border-bottom="thick solid #000000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style:repeat-content="false"/>
      <style:paragraph-properties fo:text-align="center"/>
    </style:style>
    <style:style style:name="ce15" style:family="table-cell" style:parent-style-name="Default" style:data-style-name="N1">
      <style:table-cell-properties fo:border-top="thick solid #000000" fo:border-bottom="thick solid #000000" fo:border-left="thick solid #000000" fo:border-right="none" style:vertical-align="middle" fo:wrap-option="wrap" fo:background-color="#FFFFFF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/>
    </style:style>
    <style:style style:name="ce16" style:family="table-cell" style:parent-style-name="Default" style:data-style-name="N1">
      <style:table-cell-properties fo:border-top="thick solid #000000" fo:border-bottom="thick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1">
      <style:table-cell-properties fo:border-top="thick solid #000000" fo:border-bottom="thick solid #000000" fo:border-left="none" fo:border-right="thick solid #000000" style:vertical-align="middle" fo:wrap-option="wrap" fo:background-color="#FFFFFF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000000" style:vertical-align="automatic" style:repeat-content="false"/>
      <style:paragraph-properties fo:text-align="center"/>
    </style:style>
    <style:style style:name="ce19" style:family="table-cell" style:parent-style-name="Default" style:data-style-name="N1">
      <style:table-cell-properties fo:border="thick solid #000000" style:vertical-align="middle" fo:wrap-option="wrap" fo:background-color="#FFFFFF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/>
    </style:style>
    <style:style style:name="ce20" style:family="table-cell" style:parent-style-name="Default" style:data-style-name="N36">
      <style:table-cell-properties fo:border="thick solid #000000" style:vertical-align="middle" fo:wrap-option="wrap" fo:background-color="#FFFFFF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8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Time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1. Employees</text:p>
          </table:table-cell>
          <table:table-cell office:value-type="string" table:style-name="ce8">
            <text:p>2. Employers</text:p>
          </table:table-cell>
          <table:table-cell office:value-type="string" table:style-name="ce8">
            <text:p>3. Own-account workers</text:p>
          </table:table-cell>
          <table:table-cell office:value-type="string" table:style-name="ce8">
            <text:p>5. Contributing family workers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1. Employees</text:p>
          </table:table-cell>
          <table:table-cell office:value-type="string" table:style-name="ce8">
            <text:p>2. Employers</text:p>
          </table:table-cell>
          <table:table-cell office:value-type="string" table:style-name="ce8">
            <text:p>3. Own-account workers</text:p>
          </table:table-cell>
          <table:table-cell office:value-type="string" table:style-name="ce8">
            <text:p>5. Contributing family workers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1. Employees</text:p>
          </table:table-cell>
          <table:table-cell office:value-type="string" table:style-name="ce8">
            <text:p>2. Employers</text:p>
          </table:table-cell>
          <table:table-cell office:value-type="string" table:style-name="ce8">
            <text:p>3. Own-account workers</text:p>
          </table:table-cell>
          <table:table-cell office:value-type="string" table:style-name="ce8">
            <text:p>5. Contributing family workers</text:p>
          </table:table-cell>
          <table:table-cell office:value-type="string" table:style-name="ce4">
            <text:p>Total employment</text:p>
          </table:table-cell>
          <table:table-cell office:value-type="string" table:style-name="ce4">
            <text:p>Informal emloyment</text:p>
          </table:table-cell>
          <table:table-cell office:value-type="string" table:style-name="ce4">
            <text:p>Formal employment</text:p>
          </table:table-cell>
          <table:table-cell office:value-type="string" table:style-name="ce4">
            <text:p>Employment outside the formal sector</text:p>
          </table:table-cell>
          <table:table-cell office:value-type="string" table:style-name="ce4">
            <text:p>Employment in the formal sector</text:p>
          </table:table-cell>
          <table:table-cell office:value-type="string" table:style-name="ce4">
            <text:p>Total employment</text:p>
          </table:table-cell>
          <table:table-cell office:value-type="string" table:style-name="ce4">
            <text:p>Informal emloyment</text:p>
          </table:table-cell>
          <table:table-cell office:value-type="string" table:style-name="ce4">
            <text:p>Formal employment</text:p>
          </table:table-cell>
          <table:table-cell office:value-type="string" table:style-name="ce4">
            <text:p>Employment outside the formal sector</text:p>
          </table:table-cell>
          <table:table-cell office:value-type="string" table:style-name="ce4">
            <text:p>Employment in the formal sector</text:p>
          </table:table-cell>
          <table:table-cell office:value-type="string" table:style-name="ce4">
            <text:p>Total employment</text:p>
          </table:table-cell>
          <table:table-cell office:value-type="string" table:style-name="ce4">
            <text:p>Informal emloyment</text:p>
          </table:table-cell>
          <table:table-cell office:value-type="string" table:style-name="ce4">
            <text:p>Formal employment</text:p>
          </table:table-cell>
          <table:table-cell office:value-type="string" table:style-name="ce4">
            <text:p>Employment outside the formal sector</text:p>
          </table:table-cell>
          <table:table-cell office:value-type="string" table:style-name="ce4">
            <text:p>Employment in the formal sector</text:p>
          </table:table-cell>
          <table:table-cell table:number-columns-repeated="16353"/>
        </table:table-row>
        <table:table-row table:style-name="ro3">
          <table:table-cell table:style-name="ce6"/>
          <table:table-cell office:value-type="string" table:number-columns-spanned="5" table:number-rows-spanned="1" table:style-name="ce18">
            <text:p>Total</text:p>
          </table:table-cell>
          <table:covered-table-cell table:number-columns-repeated="4"/>
          <table:table-cell office:value-type="string" table:number-columns-spanned="5" table:number-rows-spanned="1" table:style-name="ce18">
            <text:p>female</text:p>
          </table:table-cell>
          <table:covered-table-cell table:number-columns-repeated="4"/>
          <table:table-cell office:value-type="string" table:number-columns-spanned="5" table:number-rows-spanned="1" table:style-name="ce19">
            <text:p>male</text:p>
          </table:table-cell>
          <table:covered-table-cell table:number-columns-repeated="4"/>
          <table:table-cell office:value-type="string" table:number-columns-spanned="5" table:number-rows-spanned="1" table:style-name="ce20">
            <text:p>Total</text:p>
          </table:table-cell>
          <table:covered-table-cell table:number-columns-repeated="4"/>
          <table:table-cell office:value-type="string" table:number-columns-spanned="5" table:number-rows-spanned="1" table:style-name="ce20">
            <text:p>female</text:p>
          </table:table-cell>
          <table:covered-table-cell table:number-columns-repeated="4"/>
          <table:table-cell office:value-type="string" table:number-columns-spanned="5" table:number-rows-spanned="1" table:style-name="ce20">
            <text:p>male</text:p>
          </table:table-cell>
          <table:covered-table-cell table:number-columns-repeated="4"/>
          <table:table-cell table:number-columns-repeated="16353" table:style-name="ce7"/>
        </table:table-row>
        <table:table-row table:style-name="ro4">
          <table:table-cell office:value-type="float" office:value="2000" table:style-name="ce1">
            <text:p>2000</text:p>
          </table:table-cell>
          <table:table-cell office:value-type="float" office:value="2382.9749999999999" table:style-name="ce1">
            <text:p>2382,975</text:p>
          </table:table-cell>
          <table:table-cell office:value-type="float" office:value="1115.431" table:style-name="ce1">
            <text:p>1115,431</text:p>
          </table:table-cell>
          <table:table-cell office:value-type="float" office:value="274.82799999999997" table:style-name="ce1">
            <text:p>274,828</text:p>
          </table:table-cell>
          <table:table-cell office:value-type="float" office:value="749.53499999999997" table:style-name="ce1">
            <text:p>749,535</text:p>
          </table:table-cell>
          <table:table-cell office:value-type="float" office:value="243.18100000000001" table:style-name="ce1">
            <text:p>243,181</text:p>
          </table:table-cell>
          <table:table-cell office:value-type="float" office:value="826.56500000000005" table:style-name="ce1">
            <text:p>826,565</text:p>
          </table:table-cell>
          <table:table-cell office:value-type="float" office:value="366.79199999999997" table:style-name="ce1">
            <text:p>366,792</text:p>
          </table:table-cell>
          <table:table-cell office:value-type="float" office:value="36.564" table:style-name="ce1">
            <text:p>36,564</text:p>
          </table:table-cell>
          <table:table-cell office:value-type="float" office:value="341.649" table:style-name="ce1">
            <text:p>341,649</text:p>
          </table:table-cell>
          <table:table-cell office:value-type="float" office:value="81.56" table:style-name="ce1">
            <text:p>81,56</text:p>
          </table:table-cell>
          <table:table-cell office:value-type="float" office:value="1556.41" table:style-name="ce1">
            <text:p>1556,41</text:p>
          </table:table-cell>
          <table:table-cell office:value-type="float" office:value="748.63900000000001" table:style-name="ce1">
            <text:p>748,639</text:p>
          </table:table-cell>
          <table:table-cell office:value-type="float" office:value="238.26400000000001" table:style-name="ce1">
            <text:p>238,264</text:p>
          </table:table-cell>
          <table:table-cell office:value-type="float" office:value="407.88600000000002" table:style-name="ce1">
            <text:p>407,886</text:p>
          </table:table-cell>
          <table:table-cell office:value-type="float" office:value="161.62" table:style-name="ce1">
            <text:p>161,62</text:p>
          </table:table-cell>
          <table:table-cell table:number-columns-repeated="16368" table:style-name="ce1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425.373" table:style-name="ce1">
            <text:p>2425,373</text:p>
          </table:table-cell>
          <table:table-cell office:value-type="float" office:value="1137.7170000000001" table:style-name="ce1">
            <text:p>1137,717</text:p>
          </table:table-cell>
          <table:table-cell office:value-type="float" office:value="278.52" table:style-name="ce1">
            <text:p>278,52</text:p>
          </table:table-cell>
          <table:table-cell office:value-type="float" office:value="764.50300000000004" table:style-name="ce1">
            <text:p>764,503</text:p>
          </table:table-cell>
          <table:table-cell office:value-type="float" office:value="244.63300000000001" table:style-name="ce1">
            <text:p>244,633</text:p>
          </table:table-cell>
          <table:table-cell office:value-type="float" office:value="830.17899999999997" table:style-name="ce1">
            <text:p>830,179</text:p>
          </table:table-cell>
          <table:table-cell office:value-type="float" office:value="368.40600000000001" table:style-name="ce1">
            <text:p>368,406</text:p>
          </table:table-cell>
          <table:table-cell office:value-type="float" office:value="36.384999999999998" table:style-name="ce1">
            <text:p>36,385</text:p>
          </table:table-cell>
          <table:table-cell office:value-type="float" office:value="344.072" table:style-name="ce1">
            <text:p>344,072</text:p>
          </table:table-cell>
          <table:table-cell office:value-type="float" office:value="81.314999999999998" table:style-name="ce1">
            <text:p>81,315</text:p>
          </table:table-cell>
          <table:table-cell office:value-type="float" office:value="1595.194" table:style-name="ce1">
            <text:p>1595,194</text:p>
          </table:table-cell>
          <table:table-cell office:value-type="float" office:value="769.31100000000004" table:style-name="ce1">
            <text:p>769,311</text:p>
          </table:table-cell>
          <table:table-cell office:value-type="float" office:value="242.136" table:style-name="ce1">
            <text:p>242,136</text:p>
          </table:table-cell>
          <table:table-cell office:value-type="float" office:value="420.43" table:style-name="ce1">
            <text:p>420,43</text:p>
          </table:table-cell>
          <table:table-cell office:value-type="float" office:value="163.31700000000001" table:style-name="ce1">
            <text:p>163,317</text:p>
          </table:table-cell>
          <table:table-cell table:number-columns-repeated="16368" table:style-name="ce1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495.1550000000002" table:style-name="ce1">
            <text:p>2495,155</text:p>
          </table:table-cell>
          <table:table-cell office:value-type="float" office:value="1174.9760000000001" table:style-name="ce1">
            <text:p>1174,976</text:p>
          </table:table-cell>
          <table:table-cell office:value-type="float" office:value="287.34500000000003" table:style-name="ce1">
            <text:p>287,345</text:p>
          </table:table-cell>
          <table:table-cell office:value-type="float" office:value="785.23400000000004" table:style-name="ce1">
            <text:p>785,234</text:p>
          </table:table-cell>
          <table:table-cell office:value-type="float" office:value="247.6" table:style-name="ce1">
            <text:p>247,6</text:p>
          </table:table-cell>
          <table:table-cell office:value-type="float" office:value="847.72699999999998" table:style-name="ce1">
            <text:p>847,727</text:p>
          </table:table-cell>
          <table:table-cell office:value-type="float" office:value="377.572" table:style-name="ce1">
            <text:p>377,572</text:p>
          </table:table-cell>
          <table:table-cell office:value-type="float" office:value="37.258000000000003" table:style-name="ce1">
            <text:p>37,258</text:p>
          </table:table-cell>
          <table:table-cell office:value-type="float" office:value="351.22899999999998" table:style-name="ce1">
            <text:p>351,229</text:p>
          </table:table-cell>
          <table:table-cell office:value-type="float" office:value="81.668999999999997" table:style-name="ce1">
            <text:p>81,669</text:p>
          </table:table-cell>
          <table:table-cell office:value-type="float" office:value="1647.4280000000001" table:style-name="ce1">
            <text:p>1647,428</text:p>
          </table:table-cell>
          <table:table-cell office:value-type="float" office:value="797.40499999999997" table:style-name="ce1">
            <text:p>797,405</text:p>
          </table:table-cell>
          <table:table-cell office:value-type="float" office:value="250.08699999999999" table:style-name="ce1">
            <text:p>250,087</text:p>
          </table:table-cell>
          <table:table-cell office:value-type="float" office:value="434.00400000000002" table:style-name="ce1">
            <text:p>434,004</text:p>
          </table:table-cell>
          <table:table-cell office:value-type="float" office:value="165.93199999999999" table:style-name="ce1">
            <text:p>165,932</text:p>
          </table:table-cell>
          <table:table-cell table:number-columns-repeated="16368" table:style-name="ce1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532.3719999999998" table:style-name="ce1">
            <text:p>2532,372</text:p>
          </table:table-cell>
          <table:table-cell office:value-type="float" office:value="1198.7070000000001" table:style-name="ce1">
            <text:p>1198,707</text:p>
          </table:table-cell>
          <table:table-cell office:value-type="float" office:value="292.47899999999998" table:style-name="ce1">
            <text:p>292,479</text:p>
          </table:table-cell>
          <table:table-cell office:value-type="float" office:value="794.41700000000003" table:style-name="ce1">
            <text:p>794,417</text:p>
          </table:table-cell>
          <table:table-cell office:value-type="float" office:value="246.77" table:style-name="ce1">
            <text:p>246,77</text:p>
          </table:table-cell>
          <table:table-cell office:value-type="float" office:value="856.18499999999995" table:style-name="ce1">
            <text:p>856,185</text:p>
          </table:table-cell>
          <table:table-cell office:value-type="float" office:value="383.31599999999997" table:style-name="ce1">
            <text:p>383,316</text:p>
          </table:table-cell>
          <table:table-cell office:value-type="float" office:value="37.798000000000002" table:style-name="ce1">
            <text:p>37,798</text:p>
          </table:table-cell>
          <table:table-cell office:value-type="float" office:value="354.012" table:style-name="ce1">
            <text:p>354,012</text:p>
          </table:table-cell>
          <table:table-cell office:value-type="float" office:value="81.058999999999997" table:style-name="ce1">
            <text:p>81,059</text:p>
          </table:table-cell>
          <table:table-cell office:value-type="float" office:value="1676.1869999999999" table:style-name="ce1">
            <text:p>1676,187</text:p>
          </table:table-cell>
          <table:table-cell office:value-type="float" office:value="815.39099999999996" table:style-name="ce1">
            <text:p>815,391</text:p>
          </table:table-cell>
          <table:table-cell office:value-type="float" office:value="254.68" table:style-name="ce1">
            <text:p>254,68</text:p>
          </table:table-cell>
          <table:table-cell office:value-type="float" office:value="440.404" table:style-name="ce1">
            <text:p>440,404</text:p>
          </table:table-cell>
          <table:table-cell office:value-type="float" office:value="165.71199999999999" table:style-name="ce1">
            <text:p>165,712</text:p>
          </table:table-cell>
          <table:table-cell table:number-columns-repeated="16368" table:style-name="ce1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585.7139999999999" table:style-name="ce1">
            <text:p>2585,714</text:p>
          </table:table-cell>
          <table:table-cell office:value-type="float" office:value="1230.231" table:style-name="ce1">
            <text:p>1230,231</text:p>
          </table:table-cell>
          <table:table-cell office:value-type="float" office:value="299.517" table:style-name="ce1">
            <text:p>299,517</text:p>
          </table:table-cell>
          <table:table-cell office:value-type="float" office:value="809.85900000000004" table:style-name="ce1">
            <text:p>809,859</text:p>
          </table:table-cell>
          <table:table-cell office:value-type="float" office:value="246.107" table:style-name="ce1">
            <text:p>246,107</text:p>
          </table:table-cell>
          <table:table-cell office:value-type="float" office:value="864.79200000000003" table:style-name="ce1">
            <text:p>864,792</text:p>
          </table:table-cell>
          <table:table-cell office:value-type="float" office:value="388.83" table:style-name="ce1">
            <text:p>388,83</text:p>
          </table:table-cell>
          <table:table-cell office:value-type="float" office:value="38.296999999999997" table:style-name="ce1">
            <text:p>38,297</text:p>
          </table:table-cell>
          <table:table-cell office:value-type="float" office:value="357.69499999999999" table:style-name="ce1">
            <text:p>357,695</text:p>
          </table:table-cell>
          <table:table-cell office:value-type="float" office:value="79.97" table:style-name="ce1">
            <text:p>79,97</text:p>
          </table:table-cell>
          <table:table-cell office:value-type="float" office:value="1720.922" table:style-name="ce1">
            <text:p>1720,922</text:p>
          </table:table-cell>
          <table:table-cell office:value-type="float" office:value="841.40099999999995" table:style-name="ce1">
            <text:p>841,401</text:p>
          </table:table-cell>
          <table:table-cell office:value-type="float" office:value="261.22000000000003" table:style-name="ce1">
            <text:p>261,22</text:p>
          </table:table-cell>
          <table:table-cell office:value-type="float" office:value="452.16399999999999" table:style-name="ce1">
            <text:p>452,164</text:p>
          </table:table-cell>
          <table:table-cell office:value-type="float" office:value="166.137" table:style-name="ce1">
            <text:p>166,137</text:p>
          </table:table-cell>
          <table:table-cell table:number-columns-repeated="16368" table:style-name="ce1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690.1239999999998" table:style-name="ce1">
            <text:p>2690,124</text:p>
          </table:table-cell>
          <table:table-cell office:value-type="float" office:value="1287.4559999999999" table:style-name="ce1">
            <text:p>1287,456</text:p>
          </table:table-cell>
          <table:table-cell office:value-type="float" office:value="312.01900000000001" table:style-name="ce1">
            <text:p>312,019</text:p>
          </table:table-cell>
          <table:table-cell office:value-type="float" office:value="840.52599999999995" table:style-name="ce1">
            <text:p>840,526</text:p>
          </table:table-cell>
          <table:table-cell office:value-type="float" office:value="250.124" table:style-name="ce1">
            <text:p>250,124</text:p>
          </table:table-cell>
          <table:table-cell office:value-type="float" office:value="908.56" table:style-name="ce1">
            <text:p>908,56</text:p>
          </table:table-cell>
          <table:table-cell office:value-type="float" office:value="411.07600000000002" table:style-name="ce1">
            <text:p>411,076</text:p>
          </table:table-cell>
          <table:table-cell office:value-type="float" office:value="40.585999999999999" table:style-name="ce1">
            <text:p>40,586</text:p>
          </table:table-cell>
          <table:table-cell office:value-type="float" office:value="374.55700000000002" table:style-name="ce1">
            <text:p>374,557</text:p>
          </table:table-cell>
          <table:table-cell office:value-type="float" office:value="82.340999999999994" table:style-name="ce1">
            <text:p>82,341</text:p>
          </table:table-cell>
          <table:table-cell office:value-type="float" office:value="1781.5640000000001" table:style-name="ce1">
            <text:p>1781,564</text:p>
          </table:table-cell>
          <table:table-cell office:value-type="float" office:value="876.38099999999997" table:style-name="ce1">
            <text:p>876,381</text:p>
          </table:table-cell>
          <table:table-cell office:value-type="float" office:value="271.43200000000002" table:style-name="ce1">
            <text:p>271,432</text:p>
          </table:table-cell>
          <table:table-cell office:value-type="float" office:value="465.96800000000002" table:style-name="ce1">
            <text:p>465,968</text:p>
          </table:table-cell>
          <table:table-cell office:value-type="float" office:value="167.78299999999999" table:style-name="ce1">
            <text:p>167,783</text:p>
          </table:table-cell>
          <table:table-cell table:number-columns-repeated="16368" table:style-name="ce1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747.4929999999999" table:style-name="ce1">
            <text:p>2747,493</text:p>
          </table:table-cell>
          <table:table-cell office:value-type="float" office:value="1321.8009999999999" table:style-name="ce1">
            <text:p>1321,801</text:p>
          </table:table-cell>
          <table:table-cell office:value-type="float" office:value="327.27499999999998" table:style-name="ce1">
            <text:p>327,275</text:p>
          </table:table-cell>
          <table:table-cell office:value-type="float" office:value="855.447" table:style-name="ce1">
            <text:p>855,447</text:p>
          </table:table-cell>
          <table:table-cell office:value-type="float" office:value="242.97" table:style-name="ce1">
            <text:p>242,97</text:p>
          </table:table-cell>
          <table:table-cell office:value-type="float" office:value="894.87900000000002" table:style-name="ce1">
            <text:p>894,879</text:p>
          </table:table-cell>
          <table:table-cell office:value-type="float" office:value="420.54700000000003" table:style-name="ce1">
            <text:p>420,547</text:p>
          </table:table-cell>
          <table:table-cell office:value-type="float" office:value="42.76" table:style-name="ce1">
            <text:p>42,76</text:p>
          </table:table-cell>
          <table:table-cell office:value-type="float" office:value="362.26600000000002" table:style-name="ce1">
            <text:p>362,266</text:p>
          </table:table-cell>
          <table:table-cell office:value-type="float" office:value="69.305999999999997" table:style-name="ce1">
            <text:p>69,306</text:p>
          </table:table-cell>
          <table:table-cell office:value-type="float" office:value="1852.615" table:style-name="ce1">
            <text:p>1852,615</text:p>
          </table:table-cell>
          <table:table-cell office:value-type="float" office:value="901.25400000000002" table:style-name="ce1">
            <text:p>901,254</text:p>
          </table:table-cell>
          <table:table-cell office:value-type="float" office:value="284.51499999999999" table:style-name="ce1">
            <text:p>284,515</text:p>
          </table:table-cell>
          <table:table-cell office:value-type="float" office:value="493.18200000000002" table:style-name="ce1">
            <text:p>493,182</text:p>
          </table:table-cell>
          <table:table-cell office:value-type="float" office:value="173.66399999999999" table:style-name="ce1">
            <text:p>173,664</text:p>
          </table:table-cell>
          <table:table-cell office:value-type="float" office:value="2586.9569999999999" table:style-name="ce1">
            <text:p>2586,957</text:p>
          </table:table-cell>
          <table:table-cell office:value-type="float" office:value="1923.056" table:style-name="ce1">
            <text:p>1923,056</text:p>
          </table:table-cell>
          <table:table-cell office:value-type="float" office:value="663.90200000000004" table:style-name="ce1">
            <text:p>663,902</text:p>
          </table:table-cell>
          <table:table-cell office:value-type="float" office:value="1890.1559999999999" table:style-name="ce1">
            <text:p>1890,156</text:p>
          </table:table-cell>
          <table:table-cell office:value-type="float" office:value="696.80100000000004" table:style-name="ce1">
            <text:p>696,801</text:p>
          </table:table-cell>
          <table:table-cell office:value-type="float" office:value="904.48299999999995" table:style-name="ce1">
            <text:p>904,483</text:p>
          </table:table-cell>
          <table:table-cell office:value-type="float" office:value="618.80100000000004" table:style-name="ce3">
            <text:p>618,801</text:p>
          </table:table-cell>
          <table:table-cell office:value-type="float" office:value="285.68299999999999" table:style-name="ce3">
            <text:p>285,683</text:p>
          </table:table-cell>
          <table:table-cell office:value-type="float" office:value="604.19100000000003" table:style-name="ce5">
            <text:p>604,191</text:p>
          </table:table-cell>
          <table:table-cell office:value-type="float" office:value="300.29199999999997" table:style-name="ce5">
            <text:p>300,292</text:p>
          </table:table-cell>
          <table:table-cell office:value-type="float" office:value="1682.4739999999999" table:style-name="ce1">
            <text:p>1682,474</text:p>
          </table:table-cell>
          <table:table-cell office:value-type="float" office:value="1304.2550000000001" table:style-name="ce3">
            <text:p>1304,255</text:p>
          </table:table-cell>
          <table:table-cell office:value-type="float" office:value="378.21899999999999" table:style-name="ce3">
            <text:p>378,219</text:p>
          </table:table-cell>
          <table:table-cell office:value-type="float" office:value="1285.9649999999999" table:style-name="ce5">
            <text:p>1285,965</text:p>
          </table:table-cell>
          <table:table-cell office:value-type="float" office:value="396.50900000000001" table:style-name="ce5">
            <text:p>396,509</text:p>
          </table:table-cell>
          <table:table-cell table:number-columns-repeated="16353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803.8910000000001" table:style-name="ce1">
            <text:p>2803,891</text:p>
          </table:table-cell>
          <table:table-cell office:value-type="float" office:value="1383.018" table:style-name="ce1">
            <text:p>1383,018</text:p>
          </table:table-cell>
          <table:table-cell office:value-type="float" office:value="385.82499999999999" table:style-name="ce1">
            <text:p>385,825</text:p>
          </table:table-cell>
          <table:table-cell office:value-type="float" office:value="813.22900000000004" table:style-name="ce1">
            <text:p>813,229</text:p>
          </table:table-cell>
          <table:table-cell office:value-type="float" office:value="221.81899999999999" table:style-name="ce1">
            <text:p>221,819</text:p>
          </table:table-cell>
          <table:table-cell office:value-type="float" office:value="907.923" table:style-name="ce1">
            <text:p>907,923</text:p>
          </table:table-cell>
          <table:table-cell office:value-type="float" office:value="432.79300000000001" table:style-name="ce1">
            <text:p>432,793</text:p>
          </table:table-cell>
          <table:table-cell office:value-type="float" office:value="45.2" table:style-name="ce1">
            <text:p>45,2</text:p>
          </table:table-cell>
          <table:table-cell office:value-type="float" office:value="354.012" table:style-name="ce1">
            <text:p>354,012</text:p>
          </table:table-cell>
          <table:table-cell office:value-type="float" office:value="75.918000000000006" table:style-name="ce1">
            <text:p>75,918</text:p>
          </table:table-cell>
          <table:table-cell office:value-type="float" office:value="1895.9680000000001" table:style-name="ce1">
            <text:p>1895,968</text:p>
          </table:table-cell>
          <table:table-cell office:value-type="float" office:value="950.22500000000002" table:style-name="ce1">
            <text:p>950,225</text:p>
          </table:table-cell>
          <table:table-cell office:value-type="float" office:value="340.625" table:style-name="ce1">
            <text:p>340,625</text:p>
          </table:table-cell>
          <table:table-cell office:value-type="float" office:value="459.21699999999998" table:style-name="ce1">
            <text:p>459,217</text:p>
          </table:table-cell>
          <table:table-cell office:value-type="float" office:value="145.90100000000001" table:style-name="ce1">
            <text:p>145,901</text:p>
          </table:table-cell>
          <table:table-cell office:value-type="float" office:value="2645.2979999999998" table:style-name="ce1">
            <text:p>2645,298</text:p>
          </table:table-cell>
          <table:table-cell office:value-type="float" office:value="1909.3789999999999" table:style-name="ce1">
            <text:p>1909,379</text:p>
          </table:table-cell>
          <table:table-cell office:value-type="float" office:value="735.92" table:style-name="ce1">
            <text:p>735,92</text:p>
          </table:table-cell>
          <table:table-cell office:value-type="float" office:value="1869.3679999999999" table:style-name="ce1">
            <text:p>1869,368</text:p>
          </table:table-cell>
          <table:table-cell office:value-type="float" office:value="775.93" table:style-name="ce1">
            <text:p>775,93</text:p>
          </table:table-cell>
          <table:table-cell office:value-type="float" office:value="917.851" table:style-name="ce1">
            <text:p>917,851</text:p>
          </table:table-cell>
          <table:table-cell office:value-type="float" office:value="607.40700000000004" table:style-name="ce3">
            <text:p>607,407</text:p>
          </table:table-cell>
          <table:table-cell office:value-type="float" office:value="310.44499999999999" table:style-name="ce3">
            <text:p>310,445</text:p>
          </table:table-cell>
          <table:table-cell office:value-type="float" office:value="588.07899999999995" table:style-name="ce5">
            <text:p>588,079</text:p>
          </table:table-cell>
          <table:table-cell office:value-type="float" office:value="329.77300000000002" table:style-name="ce5">
            <text:p>329,773</text:p>
          </table:table-cell>
          <table:table-cell office:value-type="float" office:value="1727.4469999999999" table:style-name="ce1">
            <text:p>1727,447</text:p>
          </table:table-cell>
          <table:table-cell office:value-type="float" office:value="1301.972" table:style-name="ce3">
            <text:p>1301,972</text:p>
          </table:table-cell>
          <table:table-cell office:value-type="float" office:value="425.47500000000002" table:style-name="ce3">
            <text:p>425,475</text:p>
          </table:table-cell>
          <table:table-cell office:value-type="float" office:value="1281.289" table:style-name="ce5">
            <text:p>1281,289</text:p>
          </table:table-cell>
          <table:table-cell office:value-type="float" office:value="446.15699999999998" table:style-name="ce5">
            <text:p>446,157</text:p>
          </table:table-cell>
          <table:table-cell table:number-columns-repeated="16353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932.1909999999998" table:style-name="ce1">
            <text:p>2932,191</text:p>
          </table:table-cell>
          <table:table-cell office:value-type="float" office:value="1452.8019999999999" table:style-name="ce1">
            <text:p>1452,802</text:p>
          </table:table-cell>
          <table:table-cell office:value-type="float" office:value="373.21" table:style-name="ce1">
            <text:p>373,21</text:p>
          </table:table-cell>
          <table:table-cell office:value-type="float" office:value="871.67899999999997" table:style-name="ce1">
            <text:p>871,679</text:p>
          </table:table-cell>
          <table:table-cell office:value-type="float" office:value="234.501" table:style-name="ce1">
            <text:p>234,501</text:p>
          </table:table-cell>
          <table:table-cell office:value-type="float" office:value="987.38400000000001" table:style-name="ce1">
            <text:p>987,384</text:p>
          </table:table-cell>
          <table:table-cell office:value-type="float" office:value="472.053" table:style-name="ce1">
            <text:p>472,053</text:p>
          </table:table-cell>
          <table:table-cell office:value-type="float" office:value="51.834000000000003" table:style-name="ce1">
            <text:p>51,834</text:p>
          </table:table-cell>
          <table:table-cell office:value-type="float" office:value="387.55399999999997" table:style-name="ce1">
            <text:p>387,554</text:p>
          </table:table-cell>
          <table:table-cell office:value-type="float" office:value="75.942999999999998" table:style-name="ce1">
            <text:p>75,943</text:p>
          </table:table-cell>
          <table:table-cell office:value-type="float" office:value="1944.807" table:style-name="ce1">
            <text:p>1944,807</text:p>
          </table:table-cell>
          <table:table-cell office:value-type="float" office:value="980.74900000000002" table:style-name="ce1">
            <text:p>980,749</text:p>
          </table:table-cell>
          <table:table-cell office:value-type="float" office:value="321.37599999999998" table:style-name="ce1">
            <text:p>321,376</text:p>
          </table:table-cell>
          <table:table-cell office:value-type="float" office:value="484.125" table:style-name="ce1">
            <text:p>484,125</text:p>
          </table:table-cell>
          <table:table-cell office:value-type="float" office:value="158.55799999999999" table:style-name="ce1">
            <text:p>158,558</text:p>
          </table:table-cell>
          <table:table-cell office:value-type="float" office:value="2834.8069999999998" table:style-name="ce1">
            <text:p>2834,807</text:p>
          </table:table-cell>
          <table:table-cell office:value-type="float" office:value="2249.5149999999999" table:style-name="ce1">
            <text:p>2249,515</text:p>
          </table:table-cell>
          <table:table-cell office:value-type="float" office:value="585.29200000000003" table:style-name="ce1">
            <text:p>585,292</text:p>
          </table:table-cell>
          <table:table-cell office:value-type="float" office:value="2190.5459999999998" table:style-name="ce1">
            <text:p>2190,546</text:p>
          </table:table-cell>
          <table:table-cell office:value-type="float" office:value="644.26099999999997" table:style-name="ce1">
            <text:p>644,261</text:p>
          </table:table-cell>
          <table:table-cell office:value-type="float" office:value="1009.792" table:style-name="ce1">
            <text:p>1009,792</text:p>
          </table:table-cell>
          <table:table-cell office:value-type="float" office:value="751.96299999999997" table:style-name="ce3">
            <text:p>751,963</text:p>
          </table:table-cell>
          <table:table-cell office:value-type="float" office:value="257.82799999999997" table:style-name="ce3">
            <text:p>257,828</text:p>
          </table:table-cell>
          <table:table-cell office:value-type="float" office:value="718.19100000000003" table:style-name="ce5">
            <text:p>718,191</text:p>
          </table:table-cell>
          <table:table-cell office:value-type="float" office:value="291.601" table:style-name="ce5">
            <text:p>291,601</text:p>
          </table:table-cell>
          <table:table-cell office:value-type="float" office:value="1825.0150000000001" table:style-name="ce1">
            <text:p>1825,015</text:p>
          </table:table-cell>
          <table:table-cell office:value-type="float" office:value="1497.5509999999999" table:style-name="ce3">
            <text:p>1497,551</text:p>
          </table:table-cell>
          <table:table-cell office:value-type="float" office:value="327.464" table:style-name="ce3">
            <text:p>327,464</text:p>
          </table:table-cell>
          <table:table-cell office:value-type="float" office:value="1472.355" table:style-name="ce5">
            <text:p>1472,355</text:p>
          </table:table-cell>
          <table:table-cell office:value-type="float" office:value="352.66" table:style-name="ce5">
            <text:p>352,66</text:p>
          </table:table-cell>
          <table:table-cell table:number-columns-repeated="16353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076.1869999999999" table:style-name="ce1">
            <text:p>3076,187</text:p>
          </table:table-cell>
          <table:table-cell office:value-type="float" office:value="1459.4269999999999" table:style-name="ce1">
            <text:p>1459,427</text:p>
          </table:table-cell>
          <table:table-cell office:value-type="float" office:value="386.80500000000001" table:style-name="ce1">
            <text:p>386,805</text:p>
          </table:table-cell>
          <table:table-cell office:value-type="float" office:value="966.75099999999998" table:style-name="ce1">
            <text:p>966,751</text:p>
          </table:table-cell>
          <table:table-cell office:value-type="float" office:value="263.20400000000001" table:style-name="ce1">
            <text:p>263,204</text:p>
          </table:table-cell>
          <table:table-cell office:value-type="float" office:value="1050.3389999999999" table:style-name="ce1">
            <text:p>1050,339</text:p>
          </table:table-cell>
          <table:table-cell office:value-type="float" office:value="446.89100000000002" table:style-name="ce1">
            <text:p>446,891</text:p>
          </table:table-cell>
          <table:table-cell office:value-type="float" office:value="55.692" table:style-name="ce1">
            <text:p>55,692</text:p>
          </table:table-cell>
          <table:table-cell office:value-type="float" office:value="450.29199999999997" table:style-name="ce1">
            <text:p>450,292</text:p>
          </table:table-cell>
          <table:table-cell office:value-type="float" office:value="97.463999999999999" table:style-name="ce1">
            <text:p>97,464</text:p>
          </table:table-cell>
          <table:table-cell office:value-type="float" office:value="2025.847" table:style-name="ce1">
            <text:p>2025,847</text:p>
          </table:table-cell>
          <table:table-cell office:value-type="float" office:value="1012.5359999999999" table:style-name="ce1">
            <text:p>1012,536</text:p>
          </table:table-cell>
          <table:table-cell office:value-type="float" office:value="331.113" table:style-name="ce1">
            <text:p>331,113</text:p>
          </table:table-cell>
          <table:table-cell office:value-type="float" office:value="516.45899999999995" table:style-name="ce1">
            <text:p>516,459</text:p>
          </table:table-cell>
          <table:table-cell office:value-type="float" office:value="165.74" table:style-name="ce1">
            <text:p>165,74</text:p>
          </table:table-cell>
          <table:table-cell office:value-type="float" office:value="2974.7040000000002" table:style-name="ce1">
            <text:p>2974,704</text:p>
          </table:table-cell>
          <table:table-cell office:value-type="float" office:value="2343.0639999999999" table:style-name="ce1">
            <text:p>2343,064</text:p>
          </table:table-cell>
          <table:table-cell office:value-type="float" office:value="631.64" table:style-name="ce1">
            <text:p>631,64</text:p>
          </table:table-cell>
          <table:table-cell office:value-type="float" office:value="2304.5909999999999" table:style-name="ce1">
            <text:p>2304,591</text:p>
          </table:table-cell>
          <table:table-cell office:value-type="float" office:value="670.11300000000006" table:style-name="ce1">
            <text:p>670,113</text:p>
          </table:table-cell>
          <table:table-cell office:value-type="float" office:value="1069.7090000000001" table:style-name="ce1">
            <text:p>1069,709</text:p>
          </table:table-cell>
          <table:table-cell office:value-type="float" office:value="800.34900000000005" table:style-name="ce3">
            <text:p>800,349</text:p>
          </table:table-cell>
          <table:table-cell office:value-type="float" office:value="269.36" table:style-name="ce3">
            <text:p>269,36</text:p>
          </table:table-cell>
          <table:table-cell office:value-type="float" office:value="777.99800000000005" table:style-name="ce5">
            <text:p>777,998</text:p>
          </table:table-cell>
          <table:table-cell office:value-type="float" office:value="291.71100000000001" table:style-name="ce5">
            <text:p>291,711</text:p>
          </table:table-cell>
          <table:table-cell office:value-type="float" office:value="1904.9949999999999" table:style-name="ce1">
            <text:p>1904,995</text:p>
          </table:table-cell>
          <table:table-cell office:value-type="float" office:value="1542.7149999999999" table:style-name="ce3">
            <text:p>1542,715</text:p>
          </table:table-cell>
          <table:table-cell office:value-type="float" office:value="362.28" table:style-name="ce3">
            <text:p>362,28</text:p>
          </table:table-cell>
          <table:table-cell office:value-type="float" office:value="1526.5930000000001" table:style-name="ce5">
            <text:p>1526,593</text:p>
          </table:table-cell>
          <table:table-cell office:value-type="float" office:value="378.40100000000001" table:style-name="ce5">
            <text:p>378,401</text:p>
          </table:table-cell>
          <table:table-cell table:number-columns-repeated="1635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204.1260000000002" table:style-name="ce1">
            <text:p>3204,126</text:p>
          </table:table-cell>
          <table:table-cell office:value-type="float" office:value="1431.16" table:style-name="ce1">
            <text:p>1431,16</text:p>
          </table:table-cell>
          <table:table-cell office:value-type="float" office:value="424.33499999999998" table:style-name="ce1">
            <text:p>424,335</text:p>
          </table:table-cell>
          <table:table-cell office:value-type="float" office:value="1024.354" table:style-name="ce1">
            <text:p>1024,354</text:p>
          </table:table-cell>
          <table:table-cell office:value-type="float" office:value="324.27600000000001" table:style-name="ce1">
            <text:p>324,276</text:p>
          </table:table-cell>
          <table:table-cell office:value-type="float" office:value="1110.999" table:style-name="ce1">
            <text:p>1110,999</text:p>
          </table:table-cell>
          <table:table-cell office:value-type="float" office:value="465.07600000000002" table:style-name="ce1">
            <text:p>465,076</text:p>
          </table:table-cell>
          <table:table-cell office:value-type="float" office:value="57.816000000000003" table:style-name="ce1">
            <text:p>57,816</text:p>
          </table:table-cell>
          <table:table-cell office:value-type="float" office:value="470.07100000000003" table:style-name="ce1">
            <text:p>470,071</text:p>
          </table:table-cell>
          <table:table-cell office:value-type="float" office:value="118.036" table:style-name="ce1">
            <text:p>118,036</text:p>
          </table:table-cell>
          <table:table-cell office:value-type="float" office:value="2093.127" table:style-name="ce1">
            <text:p>2093,127</text:p>
          </table:table-cell>
          <table:table-cell office:value-type="float" office:value="966.08399999999995" table:style-name="ce1">
            <text:p>966,084</text:p>
          </table:table-cell>
          <table:table-cell office:value-type="float" office:value="366.51900000000001" table:style-name="ce1">
            <text:p>366,519</text:p>
          </table:table-cell>
          <table:table-cell office:value-type="float" office:value="554.28300000000002" table:style-name="ce1">
            <text:p>554,283</text:p>
          </table:table-cell>
          <table:table-cell office:value-type="float" office:value="206.24100000000001" table:style-name="ce1">
            <text:p>206,241</text:p>
          </table:table-cell>
          <table:table-cell office:value-type="float" office:value="3106.65" table:style-name="ce1">
            <text:p>3106,65</text:p>
          </table:table-cell>
          <table:table-cell office:value-type="float" office:value="2496.297" table:style-name="ce1">
            <text:p>2496,297</text:p>
          </table:table-cell>
          <table:table-cell office:value-type="float" office:value="610.35299999999995" table:style-name="ce1">
            <text:p>610,353</text:p>
          </table:table-cell>
          <table:table-cell office:value-type="float" office:value="2455.12" table:style-name="ce1">
            <text:p>2455,12</text:p>
          </table:table-cell>
          <table:table-cell office:value-type="float" office:value="651.53" table:style-name="ce1">
            <text:p>651,53</text:p>
          </table:table-cell>
          <table:table-cell office:value-type="float" office:value="1128.854" table:style-name="ce1">
            <text:p>1128,854</text:p>
          </table:table-cell>
          <table:table-cell office:value-type="float" office:value="868.20100000000002" table:style-name="ce3">
            <text:p>868,201</text:p>
          </table:table-cell>
          <table:table-cell office:value-type="float" office:value="260.65300000000002" table:style-name="ce3">
            <text:p>260,653</text:p>
          </table:table-cell>
          <table:table-cell office:value-type="float" office:value="845.91099999999994" table:style-name="ce5">
            <text:p>845,911</text:p>
          </table:table-cell>
          <table:table-cell office:value-type="float" office:value="282.94299999999998" table:style-name="ce5">
            <text:p>282,943</text:p>
          </table:table-cell>
          <table:table-cell office:value-type="float" office:value="1977.796" table:style-name="ce1">
            <text:p>1977,796</text:p>
          </table:table-cell>
          <table:table-cell office:value-type="float" office:value="1628.096" table:style-name="ce3">
            <text:p>1628,096</text:p>
          </table:table-cell>
          <table:table-cell office:value-type="float" office:value="349.7" table:style-name="ce3">
            <text:p>349,7</text:p>
          </table:table-cell>
          <table:table-cell office:value-type="float" office:value="1609.2090000000001" table:style-name="ce5">
            <text:p>1609,209</text:p>
          </table:table-cell>
          <table:table-cell office:value-type="float" office:value="368.58699999999999" table:style-name="ce5">
            <text:p>368,587</text:p>
          </table:table-cell>
          <table:table-cell table:number-columns-repeated="16353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181.5970000000002" table:style-name="ce1">
            <text:p>3181,597</text:p>
          </table:table-cell>
          <table:table-cell office:value-type="float" office:value="1502.048" table:style-name="ce1">
            <text:p>1502,048</text:p>
          </table:table-cell>
          <table:table-cell office:value-type="float" office:value="354.75099999999998" table:style-name="ce1">
            <text:p>354,751</text:p>
          </table:table-cell>
          <table:table-cell office:value-type="float" office:value="977.23699999999997" table:style-name="ce1">
            <text:p>977,237</text:p>
          </table:table-cell>
          <table:table-cell office:value-type="float" office:value="347.56099999999998" table:style-name="ce1">
            <text:p>347,561</text:p>
          </table:table-cell>
          <table:table-cell office:value-type="float" office:value="1059.229" table:style-name="ce1">
            <text:p>1059,229</text:p>
          </table:table-cell>
          <table:table-cell office:value-type="float" office:value="489.75400000000002" table:style-name="ce1">
            <text:p>489,754</text:p>
          </table:table-cell>
          <table:table-cell office:value-type="float" office:value="51.188000000000002" table:style-name="ce1">
            <text:p>51,188</text:p>
          </table:table-cell>
          <table:table-cell office:value-type="float" office:value="403.27499999999998" table:style-name="ce1">
            <text:p>403,275</text:p>
          </table:table-cell>
          <table:table-cell office:value-type="float" office:value="115.012" table:style-name="ce1">
            <text:p>115,012</text:p>
          </table:table-cell>
          <table:table-cell office:value-type="float" office:value="2122.3679999999999" table:style-name="ce1">
            <text:p>2122,368</text:p>
          </table:table-cell>
          <table:table-cell office:value-type="float" office:value="1012.294" table:style-name="ce1">
            <text:p>1012,294</text:p>
          </table:table-cell>
          <table:table-cell office:value-type="float" office:value="303.56299999999999" table:style-name="ce1">
            <text:p>303,563</text:p>
          </table:table-cell>
          <table:table-cell office:value-type="float" office:value="573.96199999999999" table:style-name="ce1">
            <text:p>573,962</text:p>
          </table:table-cell>
          <table:table-cell office:value-type="float" office:value="232.54900000000001" table:style-name="ce1">
            <text:p>232,549</text:p>
          </table:table-cell>
          <table:table-cell office:value-type="float" office:value="3095.9940000000001" table:style-name="ce1">
            <text:p>3095,994</text:p>
          </table:table-cell>
          <table:table-cell office:value-type="float" office:value="2535.8310000000001" table:style-name="ce1">
            <text:p>2535,831</text:p>
          </table:table-cell>
          <table:table-cell office:value-type="float" office:value="560.16300000000001" table:style-name="ce1">
            <text:p>560,163</text:p>
          </table:table-cell>
          <table:table-cell office:value-type="float" office:value="2475.2429999999999" table:style-name="ce1">
            <text:p>2475,243</text:p>
          </table:table-cell>
          <table:table-cell office:value-type="float" office:value="620.75099999999998" table:style-name="ce1">
            <text:p>620,751</text:p>
          </table:table-cell>
          <table:table-cell office:value-type="float" office:value="1087.6310000000001" table:style-name="ce1">
            <text:p>1087,631</text:p>
          </table:table-cell>
          <table:table-cell office:value-type="float" office:value="843.19500000000005" table:style-name="ce3">
            <text:p>843,195</text:p>
          </table:table-cell>
          <table:table-cell office:value-type="float" office:value="244.43600000000001" table:style-name="ce3">
            <text:p>244,436</text:p>
          </table:table-cell>
          <table:table-cell office:value-type="float" office:value="808.69" table:style-name="ce5">
            <text:p>808,69</text:p>
          </table:table-cell>
          <table:table-cell office:value-type="float" office:value="278.94099999999997" table:style-name="ce5">
            <text:p>278,941</text:p>
          </table:table-cell>
          <table:table-cell office:value-type="float" office:value="2008.3630000000001" table:style-name="ce1">
            <text:p>2008,363</text:p>
          </table:table-cell>
          <table:table-cell office:value-type="float" office:value="1692.636" table:style-name="ce3">
            <text:p>1692,636</text:p>
          </table:table-cell>
          <table:table-cell office:value-type="float" office:value="315.72699999999998" table:style-name="ce3">
            <text:p>315,727</text:p>
          </table:table-cell>
          <table:table-cell office:value-type="float" office:value="1666.5530000000001" table:style-name="ce5">
            <text:p>1666,553</text:p>
          </table:table-cell>
          <table:table-cell office:value-type="float" office:value="341.81" table:style-name="ce5">
            <text:p>341,81</text:p>
          </table:table-cell>
          <table:table-cell table:number-columns-repeated="16353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255.0219999999999" table:style-name="ce1">
            <text:p>3255,022</text:p>
          </table:table-cell>
          <table:table-cell office:value-type="float" office:value="1405.8879999999999" table:style-name="ce1">
            <text:p>1405,888</text:p>
          </table:table-cell>
          <table:table-cell office:value-type="float" office:value="378.02699999999999" table:style-name="ce1">
            <text:p>378,027</text:p>
          </table:table-cell>
          <table:table-cell office:value-type="float" office:value="1130.854" table:style-name="ce1">
            <text:p>1130,854</text:p>
          </table:table-cell>
          <table:table-cell office:value-type="float" office:value="340.25200000000001" table:style-name="ce1">
            <text:p>340,252</text:p>
          </table:table-cell>
          <table:table-cell office:value-type="float" office:value="1074.8119999999999" table:style-name="ce1">
            <text:p>1074,812</text:p>
          </table:table-cell>
          <table:table-cell office:value-type="float" office:value="459.31599999999997" table:style-name="ce1">
            <text:p>459,316</text:p>
          </table:table-cell>
          <table:table-cell office:value-type="float" office:value="61.73" table:style-name="ce1">
            <text:p>61,73</text:p>
          </table:table-cell>
          <table:table-cell office:value-type="float" office:value="452.43200000000002" table:style-name="ce1">
            <text:p>452,432</text:p>
          </table:table-cell>
          <table:table-cell office:value-type="float" office:value="101.334" table:style-name="ce1">
            <text:p>101,334</text:p>
          </table:table-cell>
          <table:table-cell office:value-type="float" office:value="2180.2089999999998" table:style-name="ce1">
            <text:p>2180,209</text:p>
          </table:table-cell>
          <table:table-cell office:value-type="float" office:value="946.572" table:style-name="ce1">
            <text:p>946,572</text:p>
          </table:table-cell>
          <table:table-cell office:value-type="float" office:value="316.29700000000003" table:style-name="ce1">
            <text:p>316,297</text:p>
          </table:table-cell>
          <table:table-cell office:value-type="float" office:value="678.42200000000003" table:style-name="ce1">
            <text:p>678,422</text:p>
          </table:table-cell>
          <table:table-cell office:value-type="float" office:value="238.91800000000001" table:style-name="ce1">
            <text:p>238,918</text:p>
          </table:table-cell>
          <table:table-cell office:value-type="float" office:value="3116.4110000000001" table:style-name="ce1">
            <text:p>3116,411</text:p>
          </table:table-cell>
          <table:table-cell office:value-type="float" office:value="2609.2809999999999" table:style-name="ce1">
            <text:p>2609,281</text:p>
          </table:table-cell>
          <table:table-cell office:value-type="float" office:value="507.13" table:style-name="ce1">
            <text:p>507,13</text:p>
          </table:table-cell>
          <table:table-cell office:value-type="float" office:value="2548.2620000000002" table:style-name="ce1">
            <text:p>2548,262</text:p>
          </table:table-cell>
          <table:table-cell office:value-type="float" office:value="568.149" table:style-name="ce1">
            <text:p>568,149</text:p>
          </table:table-cell>
          <table:table-cell office:value-type="float" office:value="1085.6030000000001" table:style-name="ce1">
            <text:p>1085,603</text:p>
          </table:table-cell>
          <table:table-cell office:value-type="float" office:value="868.27" table:style-name="ce3">
            <text:p>868,27</text:p>
          </table:table-cell>
          <table:table-cell office:value-type="float" office:value="217.333" table:style-name="ce3">
            <text:p>217,333</text:p>
          </table:table-cell>
          <table:table-cell office:value-type="float" office:value="835.61599999999999" table:style-name="ce5">
            <text:p>835,616</text:p>
          </table:table-cell>
          <table:table-cell office:value-type="float" office:value="249.98699999999999" table:style-name="ce5">
            <text:p>249,987</text:p>
          </table:table-cell>
          <table:table-cell office:value-type="float" office:value="2030.809" table:style-name="ce1">
            <text:p>2030,809</text:p>
          </table:table-cell>
          <table:table-cell office:value-type="float" office:value="1741.011" table:style-name="ce3">
            <text:p>1741,011</text:p>
          </table:table-cell>
          <table:table-cell office:value-type="float" office:value="289.79700000000003" table:style-name="ce3">
            <text:p>289,797</text:p>
          </table:table-cell>
          <table:table-cell office:value-type="float" office:value="1712.646" table:style-name="ce5">
            <text:p>1712,646</text:p>
          </table:table-cell>
          <table:table-cell office:value-type="float" office:value="318.16300000000001" table:style-name="ce5">
            <text:p>318,163</text:p>
          </table:table-cell>
          <table:table-cell table:number-columns-repeated="16353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494.7449999999999" table:style-name="ce1">
            <text:p>3494,745</text:p>
          </table:table-cell>
          <table:table-cell office:value-type="float" office:value="1547.8720000000001" table:style-name="ce1">
            <text:p>1547,872</text:p>
          </table:table-cell>
          <table:table-cell office:value-type="float" office:value="448.26499999999999" table:style-name="ce1">
            <text:p>448,265</text:p>
          </table:table-cell>
          <table:table-cell office:value-type="float" office:value="1173.9100000000001" table:style-name="ce1">
            <text:p>1173,91</text:p>
          </table:table-cell>
          <table:table-cell office:value-type="float" office:value="324.69799999999998" table:style-name="ce1">
            <text:p>324,698</text:p>
          </table:table-cell>
          <table:table-cell office:value-type="float" office:value="1205.8109999999999" table:style-name="ce1">
            <text:p>1205,811</text:p>
          </table:table-cell>
          <table:table-cell office:value-type="float" office:value="493.78100000000001" table:style-name="ce1">
            <text:p>493,781</text:p>
          </table:table-cell>
          <table:table-cell office:value-type="float" office:value="63.555" table:style-name="ce1">
            <text:p>63,555</text:p>
          </table:table-cell>
          <table:table-cell office:value-type="float" office:value="522.15099999999995" table:style-name="ce1">
            <text:p>522,151</text:p>
          </table:table-cell>
          <table:table-cell office:value-type="float" office:value="126.32299999999999" table:style-name="ce1">
            <text:p>126,323</text:p>
          </table:table-cell>
          <table:table-cell office:value-type="float" office:value="2288.9340000000002" table:style-name="ce1">
            <text:p>2288,934</text:p>
          </table:table-cell>
          <table:table-cell office:value-type="float" office:value="1054.0909999999999" table:style-name="ce1">
            <text:p>1054,091</text:p>
          </table:table-cell>
          <table:table-cell office:value-type="float" office:value="384.71" table:style-name="ce1">
            <text:p>384,71</text:p>
          </table:table-cell>
          <table:table-cell office:value-type="float" office:value="651.75800000000004" table:style-name="ce1">
            <text:p>651,758</text:p>
          </table:table-cell>
          <table:table-cell office:value-type="float" office:value="198.375" table:style-name="ce1">
            <text:p>198,375</text:p>
          </table:table-cell>
          <table:table-cell office:value-type="float" office:value="3340.6709999999998" table:style-name="ce1">
            <text:p>3340,671</text:p>
          </table:table-cell>
          <table:table-cell office:value-type="float" office:value="2764.99" table:style-name="ce1">
            <text:p>2764,99</text:p>
          </table:table-cell>
          <table:table-cell office:value-type="float" office:value="575.68200000000002" table:style-name="ce1">
            <text:p>575,682</text:p>
          </table:table-cell>
          <table:table-cell office:value-type="float" office:value="2711.9949999999999" table:style-name="ce1">
            <text:p>2711,995</text:p>
          </table:table-cell>
          <table:table-cell office:value-type="float" office:value="628.67600000000004" table:style-name="ce1">
            <text:p>628,676</text:p>
          </table:table-cell>
          <table:table-cell office:value-type="float" office:value="1230.662" table:style-name="ce1">
            <text:p>1230,662</text:p>
          </table:table-cell>
          <table:table-cell office:value-type="float" office:value="983.01199999999994" table:style-name="ce3">
            <text:p>983,012</text:p>
          </table:table-cell>
          <table:table-cell office:value-type="float" office:value="247.65100000000001" table:style-name="ce3">
            <text:p>247,651</text:p>
          </table:table-cell>
          <table:table-cell office:value-type="float" office:value="954.89499999999998" table:style-name="ce5">
            <text:p>954,895</text:p>
          </table:table-cell>
          <table:table-cell office:value-type="float" office:value="275.767" table:style-name="ce5">
            <text:p>275,767</text:p>
          </table:table-cell>
          <table:table-cell office:value-type="float" office:value="2110.009" table:style-name="ce1">
            <text:p>2110,009</text:p>
          </table:table-cell>
          <table:table-cell office:value-type="float" office:value="1781.9780000000001" table:style-name="ce3">
            <text:p>1781,978</text:p>
          </table:table-cell>
          <table:table-cell office:value-type="float" office:value="328.03100000000001" table:style-name="ce3">
            <text:p>328,031</text:p>
          </table:table-cell>
          <table:table-cell office:value-type="float" office:value="1757.1" table:style-name="ce5">
            <text:p>1757,1</text:p>
          </table:table-cell>
          <table:table-cell office:value-type="float" office:value="352.90899999999999" table:style-name="ce5">
            <text:p>352,909</text:p>
          </table:table-cell>
          <table:table-cell table:number-columns-repeated="16353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622.9180000000001" table:style-name="ce1">
            <text:p>3622,918</text:p>
          </table:table-cell>
          <table:table-cell office:value-type="float" office:value="1795.6420000000001" table:style-name="ce1">
            <text:p>1795,642</text:p>
          </table:table-cell>
          <table:table-cell office:value-type="float" office:value="415.71100000000001" table:style-name="ce1">
            <text:p>415,711</text:p>
          </table:table-cell>
          <table:table-cell office:value-type="float" office:value="1110.6759999999999" table:style-name="ce1">
            <text:p>1110,676</text:p>
          </table:table-cell>
          <table:table-cell office:value-type="float" office:value="300.88900000000001" table:style-name="ce1">
            <text:p>300,889</text:p>
          </table:table-cell>
          <table:table-cell office:value-type="float" office:value="1291.181" table:style-name="ce1">
            <text:p>1291,181</text:p>
          </table:table-cell>
          <table:table-cell office:value-type="float" office:value="579.97500000000002" table:style-name="ce1">
            <text:p>579,975</text:p>
          </table:table-cell>
          <table:table-cell office:value-type="float" office:value="70.254999999999995" table:style-name="ce1">
            <text:p>70,255</text:p>
          </table:table-cell>
          <table:table-cell office:value-type="float" office:value="508.69600000000003" table:style-name="ce1">
            <text:p>508,696</text:p>
          </table:table-cell>
          <table:table-cell office:value-type="float" office:value="132.255" table:style-name="ce1">
            <text:p>132,255</text:p>
          </table:table-cell>
          <table:table-cell office:value-type="float" office:value="2331.7370000000001" table:style-name="ce1">
            <text:p>2331,737</text:p>
          </table:table-cell>
          <table:table-cell office:value-type="float" office:value="1215.6669999999999" table:style-name="ce1">
            <text:p>1215,667</text:p>
          </table:table-cell>
          <table:table-cell office:value-type="float" office:value="345.45600000000002" table:style-name="ce1">
            <text:p>345,456</text:p>
          </table:table-cell>
          <table:table-cell office:value-type="float" office:value="601.98" table:style-name="ce1">
            <text:p>601,98</text:p>
          </table:table-cell>
          <table:table-cell office:value-type="float" office:value="168.63399999999999" table:style-name="ce1">
            <text:p>168,634</text:p>
          </table:table-cell>
          <table:table-cell office:value-type="float" office:value="3314.0749999999998" table:style-name="ce1">
            <text:p>3314,075</text:p>
          </table:table-cell>
          <table:table-cell office:value-type="float" office:value="2664.1170000000002" table:style-name="ce1">
            <text:p>2664,117</text:p>
          </table:table-cell>
          <table:table-cell office:value-type="float" office:value="649.95899999999995" table:style-name="ce1">
            <text:p>649,959</text:p>
          </table:table-cell>
          <table:table-cell office:value-type="float" office:value="2600.866" table:style-name="ce1">
            <text:p>2600,866</text:p>
          </table:table-cell>
          <table:table-cell office:value-type="float" office:value="713.20899999999995" table:style-name="ce1">
            <text:p>713,209</text:p>
          </table:table-cell>
          <table:table-cell office:value-type="float" office:value="1271.076" table:style-name="ce1">
            <text:p>1271,076</text:p>
          </table:table-cell>
          <table:table-cell office:value-type="float" office:value="992.851" table:style-name="ce3">
            <text:p>992,851</text:p>
          </table:table-cell>
          <table:table-cell office:value-type="float" office:value="278.22500000000002" table:style-name="ce3">
            <text:p>278,225</text:p>
          </table:table-cell>
          <table:table-cell office:value-type="float" office:value="953.88099999999997" table:style-name="ce5">
            <text:p>953,881</text:p>
          </table:table-cell>
          <table:table-cell office:value-type="float" office:value="317.19499999999999" table:style-name="ce5">
            <text:p>317,195</text:p>
          </table:table-cell>
          <table:table-cell office:value-type="float" office:value="2042.999" table:style-name="ce1">
            <text:p>2042,999</text:p>
          </table:table-cell>
          <table:table-cell office:value-type="float" office:value="1671.2660000000001" table:style-name="ce3">
            <text:p>1671,266</text:p>
          </table:table-cell>
          <table:table-cell office:value-type="float" office:value="371.733" table:style-name="ce3">
            <text:p>371,733</text:p>
          </table:table-cell>
          <table:table-cell office:value-type="float" office:value="1646.9849999999999" table:style-name="ce5">
            <text:p>1646,985</text:p>
          </table:table-cell>
          <table:table-cell office:value-type="float" office:value="396.01400000000001" table:style-name="ce5">
            <text:p>396,014</text:p>
          </table:table-cell>
          <table:table-cell table:number-columns-repeated="1635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763.5450000000001" table:style-name="ce1">
            <text:p>3763,545</text:p>
          </table:table-cell>
          <table:table-cell office:value-type="float" office:value="1822.4960000000001" table:style-name="ce1">
            <text:p>1822,496</text:p>
          </table:table-cell>
          <table:table-cell office:value-type="float" office:value="364.87700000000001" table:style-name="ce1">
            <text:p>364,877</text:p>
          </table:table-cell>
          <table:table-cell office:value-type="float" office:value="1212.7059999999999" table:style-name="ce1">
            <text:p>1212,706</text:p>
          </table:table-cell>
          <table:table-cell office:value-type="float" office:value="363.46600000000001" table:style-name="ce1">
            <text:p>363,466</text:p>
          </table:table-cell>
          <table:table-cell office:value-type="float" office:value="1343.6279999999999" table:style-name="ce1">
            <text:p>1343,628</text:p>
          </table:table-cell>
          <table:table-cell office:value-type="float" office:value="583.00599999999997" table:style-name="ce1">
            <text:p>583,006</text:p>
          </table:table-cell>
          <table:table-cell office:value-type="float" office:value="61.436" table:style-name="ce1">
            <text:p>61,436</text:p>
          </table:table-cell>
          <table:table-cell office:value-type="float" office:value="546.32799999999997" table:style-name="ce1">
            <text:p>546,328</text:p>
          </table:table-cell>
          <table:table-cell office:value-type="float" office:value="152.858" table:style-name="ce1">
            <text:p>152,858</text:p>
          </table:table-cell>
          <table:table-cell office:value-type="float" office:value="2419.9169999999999" table:style-name="ce1">
            <text:p>2419,917</text:p>
          </table:table-cell>
          <table:table-cell office:value-type="float" office:value="1239.49" table:style-name="ce1">
            <text:p>1239,49</text:p>
          </table:table-cell>
          <table:table-cell office:value-type="float" office:value="303.44099999999997" table:style-name="ce1">
            <text:p>303,441</text:p>
          </table:table-cell>
          <table:table-cell office:value-type="float" office:value="666.37800000000004" table:style-name="ce1">
            <text:p>666,378</text:p>
          </table:table-cell>
          <table:table-cell office:value-type="float" office:value="210.608" table:style-name="ce1">
            <text:p>210,608</text:p>
          </table:table-cell>
          <table:table-cell office:value-type="float" office:value="3476.2829999999999" table:style-name="ce1">
            <text:p>3476,283</text:p>
          </table:table-cell>
          <table:table-cell office:value-type="float" office:value="2809.297" table:style-name="ce1">
            <text:p>2809,297</text:p>
          </table:table-cell>
          <table:table-cell office:value-type="float" office:value="666.98599999999999" table:style-name="ce1">
            <text:p>666,986</text:p>
          </table:table-cell>
          <table:table-cell office:value-type="float" office:value="2744.857" table:style-name="ce1">
            <text:p>2744,857</text:p>
          </table:table-cell>
          <table:table-cell office:value-type="float" office:value="731.42600000000004" table:style-name="ce1">
            <text:p>731,426</text:p>
          </table:table-cell>
          <table:table-cell office:value-type="float" office:value="1346.319" table:style-name="ce1">
            <text:p>1346,319</text:p>
          </table:table-cell>
          <table:table-cell office:value-type="float" office:value="1060.309" table:style-name="ce3">
            <text:p>1060,309</text:p>
          </table:table-cell>
          <table:table-cell office:value-type="float" office:value="286.01" table:style-name="ce3">
            <text:p>286,01</text:p>
          </table:table-cell>
          <table:table-cell office:value-type="float" office:value="1027.0809999999999" table:style-name="ce5">
            <text:p>1027,081</text:p>
          </table:table-cell>
          <table:table-cell office:value-type="float" office:value="319.238" table:style-name="ce5">
            <text:p>319,238</text:p>
          </table:table-cell>
          <table:table-cell office:value-type="float" office:value="2129.9650000000001" table:style-name="ce1">
            <text:p>2129,965</text:p>
          </table:table-cell>
          <table:table-cell office:value-type="float" office:value="1748.989" table:style-name="ce3">
            <text:p>1748,989</text:p>
          </table:table-cell>
          <table:table-cell office:value-type="float" office:value="380.976" table:style-name="ce3">
            <text:p>380,976</text:p>
          </table:table-cell>
          <table:table-cell office:value-type="float" office:value="1717.777" table:style-name="ce5">
            <text:p>1717,777</text:p>
          </table:table-cell>
          <table:table-cell office:value-type="float" office:value="412.18799999999999" table:style-name="ce5">
            <text:p>412,188</text:p>
          </table:table-cell>
          <table:table-cell table:number-columns-repeated="16353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821.0329999999999" table:style-name="ce1">
            <text:p>3821,033</text:p>
          </table:table-cell>
          <table:table-cell office:value-type="float" office:value="1974.2760000000001" table:style-name="ce1">
            <text:p>1974,276</text:p>
          </table:table-cell>
          <table:table-cell office:value-type="float" office:value="420.995" table:style-name="ce1">
            <text:p>420,995</text:p>
          </table:table-cell>
          <table:table-cell office:value-type="float" office:value="1096.3420000000001" table:style-name="ce1">
            <text:p>1096,342</text:p>
          </table:table-cell>
          <table:table-cell office:value-type="float" office:value="329.42" table:style-name="ce1">
            <text:p>329,42</text:p>
          </table:table-cell>
          <table:table-cell office:value-type="float" office:value="1375.0830000000001" table:style-name="ce1">
            <text:p>1375,083</text:p>
          </table:table-cell>
          <table:table-cell office:value-type="float" office:value="629.36800000000005" table:style-name="ce1">
            <text:p>629,368</text:p>
          </table:table-cell>
          <table:table-cell office:value-type="float" office:value="80.706999999999994" table:style-name="ce1">
            <text:p>80,707</text:p>
          </table:table-cell>
          <table:table-cell office:value-type="float" office:value="519.18600000000004" table:style-name="ce1">
            <text:p>519,186</text:p>
          </table:table-cell>
          <table:table-cell office:value-type="float" office:value="145.822" table:style-name="ce1">
            <text:p>145,822</text:p>
          </table:table-cell>
          <table:table-cell office:value-type="float" office:value="2445.9499999999998" table:style-name="ce1">
            <text:p>2445,95</text:p>
          </table:table-cell>
          <table:table-cell office:value-type="float" office:value="1344.9079999999999" table:style-name="ce1">
            <text:p>1344,908</text:p>
          </table:table-cell>
          <table:table-cell office:value-type="float" office:value="340.28800000000001" table:style-name="ce1">
            <text:p>340,288</text:p>
          </table:table-cell>
          <table:table-cell office:value-type="float" office:value="577.15599999999995" table:style-name="ce1">
            <text:p>577,156</text:p>
          </table:table-cell>
          <table:table-cell office:value-type="float" office:value="183.59800000000001" table:style-name="ce1">
            <text:p>183,598</text:p>
          </table:table-cell>
          <table:table-cell office:value-type="float" office:value="3513.8789999999999" table:style-name="ce1">
            <text:p>3513,879</text:p>
          </table:table-cell>
          <table:table-cell office:value-type="float" office:value="2822.2130000000002" table:style-name="ce1">
            <text:p>2822,213</text:p>
          </table:table-cell>
          <table:table-cell office:value-type="float" office:value="691.66600000000005" table:style-name="ce1">
            <text:p>691,666</text:p>
          </table:table-cell>
          <table:table-cell office:value-type="float" office:value="2730.5419999999999" table:style-name="ce1">
            <text:p>2730,542</text:p>
          </table:table-cell>
          <table:table-cell office:value-type="float" office:value="783.33699999999999" table:style-name="ce1">
            <text:p>783,337</text:p>
          </table:table-cell>
          <table:table-cell office:value-type="float" office:value="1370.181" table:style-name="ce1">
            <text:p>1370,181</text:p>
          </table:table-cell>
          <table:table-cell office:value-type="float" office:value="1080.5350000000001" table:style-name="ce3">
            <text:p>1080,535</text:p>
          </table:table-cell>
          <table:table-cell office:value-type="float" office:value="289.64600000000002" table:style-name="ce3">
            <text:p>289,646</text:p>
          </table:table-cell>
          <table:table-cell office:value-type="float" office:value="1029.8489999999999" table:style-name="ce5">
            <text:p>1029,849</text:p>
          </table:table-cell>
          <table:table-cell office:value-type="float" office:value="340.33199999999999" table:style-name="ce5">
            <text:p>340,332</text:p>
          </table:table-cell>
          <table:table-cell office:value-type="float" office:value="2143.6979999999999" table:style-name="ce1">
            <text:p>2143,698</text:p>
          </table:table-cell>
          <table:table-cell office:value-type="float" office:value="1741.6780000000001" table:style-name="ce3">
            <text:p>1741,678</text:p>
          </table:table-cell>
          <table:table-cell office:value-type="float" office:value="402.02" table:style-name="ce3">
            <text:p>402,02</text:p>
          </table:table-cell>
          <table:table-cell office:value-type="float" office:value="1700.693" table:style-name="ce5">
            <text:p>1700,693</text:p>
          </table:table-cell>
          <table:table-cell office:value-type="float" office:value="443.005" table:style-name="ce5">
            <text:p>443,005</text:p>
          </table:table-cell>
          <table:table-cell table:number-columns-repeated="16353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3962.1619999999998" table:style-name="ce1">
            <text:p>3962,162</text:p>
          </table:table-cell>
          <table:table-cell office:value-type="float" office:value="1883.855" table:style-name="ce1">
            <text:p>1883,855</text:p>
          </table:table-cell>
          <table:table-cell office:value-type="float" office:value="459.66500000000002" table:style-name="ce1">
            <text:p>459,665</text:p>
          </table:table-cell>
          <table:table-cell office:value-type="float" office:value="1265.51" table:style-name="ce1">
            <text:p>1265,51</text:p>
          </table:table-cell>
          <table:table-cell office:value-type="float" office:value="353.13200000000001" table:style-name="ce1">
            <text:p>353,132</text:p>
          </table:table-cell>
          <table:table-cell office:value-type="float" office:value="1427.3440000000001" table:style-name="ce1">
            <text:p>1427,344</text:p>
          </table:table-cell>
          <table:table-cell office:value-type="float" office:value="591.18600000000004" table:style-name="ce1">
            <text:p>591,186</text:p>
          </table:table-cell>
          <table:table-cell office:value-type="float" office:value="81.064999999999998" table:style-name="ce1">
            <text:p>81,065</text:p>
          </table:table-cell>
          <table:table-cell office:value-type="float" office:value="596.84799999999996" table:style-name="ce1">
            <text:p>596,848</text:p>
          </table:table-cell>
          <table:table-cell office:value-type="float" office:value="158.245" table:style-name="ce1">
            <text:p>158,245</text:p>
          </table:table-cell>
          <table:table-cell office:value-type="float" office:value="2534.8180000000002" table:style-name="ce1">
            <text:p>2534,818</text:p>
          </table:table-cell>
          <table:table-cell office:value-type="float" office:value="1292.6690000000001" table:style-name="ce1">
            <text:p>1292,669</text:p>
          </table:table-cell>
          <table:table-cell office:value-type="float" office:value="378.6" table:style-name="ce1">
            <text:p>378,6</text:p>
          </table:table-cell>
          <table:table-cell office:value-type="float" office:value="668.66200000000003" table:style-name="ce1">
            <text:p>668,662</text:p>
          </table:table-cell>
          <table:table-cell office:value-type="float" office:value="194.887" table:style-name="ce1">
            <text:p>194,887</text:p>
          </table:table-cell>
          <table:table-cell office:value-type="float" office:value="3667.2849999999999" table:style-name="ce1">
            <text:p>3667,285</text:p>
          </table:table-cell>
          <table:table-cell office:value-type="float" office:value="2906.375" table:style-name="ce1">
            <text:p>2906,375</text:p>
          </table:table-cell>
          <table:table-cell office:value-type="float" office:value="760.91" table:style-name="ce1">
            <text:p>760,91</text:p>
          </table:table-cell>
          <table:table-cell office:value-type="float" office:value="2827.402" table:style-name="ce1">
            <text:p>2827,402</text:p>
          </table:table-cell>
          <table:table-cell office:value-type="float" office:value="839.88300000000004" table:style-name="ce1">
            <text:p>839,883</text:p>
          </table:table-cell>
          <table:table-cell office:value-type="float" office:value="1396.4949999999999" table:style-name="ce1">
            <text:p>1396,495</text:p>
          </table:table-cell>
          <table:table-cell office:value-type="float" office:value="1069.44" table:style-name="ce1">
            <text:p>1069,44</text:p>
          </table:table-cell>
          <table:table-cell office:value-type="float" office:value="327.05500000000001" table:style-name="ce1">
            <text:p>327,055</text:p>
          </table:table-cell>
          <table:table-cell office:value-type="float" office:value="1018.3339999999999" table:style-name="ce1">
            <text:p>1018,334</text:p>
          </table:table-cell>
          <table:table-cell office:value-type="float" office:value="378.161" table:style-name="ce1">
            <text:p>378,161</text:p>
          </table:table-cell>
          <table:table-cell office:value-type="float" office:value="2270.79" table:style-name="ce1">
            <text:p>2270,79</text:p>
          </table:table-cell>
          <table:table-cell office:value-type="float" office:value="1836.9349999999999" table:style-name="ce3">
            <text:p>1836,935</text:p>
          </table:table-cell>
          <table:table-cell office:value-type="float" office:value="433.85500000000002" table:style-name="ce3">
            <text:p>433,855</text:p>
          </table:table-cell>
          <table:table-cell office:value-type="float" office:value="1809.069" table:style-name="ce5">
            <text:p>1809,069</text:p>
          </table:table-cell>
          <table:table-cell office:value-type="float" office:value="461.721" table:style-name="ce5">
            <text:p>461,721</text:p>
          </table:table-cell>
          <table:table-cell table:number-columns-repeated="16353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4063.3629999999998" table:style-name="ce1">
            <text:p>4063,363</text:p>
          </table:table-cell>
          <table:table-cell office:value-type="float" office:value="1943.5889999999999" table:style-name="ce1">
            <text:p>1943,589</text:p>
          </table:table-cell>
          <table:table-cell office:value-type="float" office:value="472.21300000000002" table:style-name="ce1">
            <text:p>472,213</text:p>
          </table:table-cell>
          <table:table-cell office:value-type="float" office:value="1293.7819999999999" table:style-name="ce1">
            <text:p>1293,782</text:p>
          </table:table-cell>
          <table:table-cell office:value-type="float" office:value="353.779" table:style-name="ce1">
            <text:p>353,779</text:p>
          </table:table-cell>
          <table:table-cell office:value-type="float" office:value="1470.73" table:style-name="ce1">
            <text:p>1470,73</text:p>
          </table:table-cell>
          <table:table-cell office:value-type="float" office:value="613.93899999999996" table:style-name="ce1">
            <text:p>613,939</text:p>
          </table:table-cell>
          <table:table-cell office:value-type="float" office:value="84.14" table:style-name="ce1">
            <text:p>84,14</text:p>
          </table:table-cell>
          <table:table-cell office:value-type="float" office:value="613.00800000000004" table:style-name="ce1">
            <text:p>613,008</text:p>
          </table:table-cell>
          <table:table-cell office:value-type="float" office:value="159.643" table:style-name="ce1">
            <text:p>159,643</text:p>
          </table:table-cell>
          <table:table-cell office:value-type="float" office:value="2592.6329999999998" table:style-name="ce1">
            <text:p>2592,633</text:p>
          </table:table-cell>
          <table:table-cell office:value-type="float" office:value="1329.65" table:style-name="ce1">
            <text:p>1329,65</text:p>
          </table:table-cell>
          <table:table-cell office:value-type="float" office:value="388.072" table:style-name="ce1">
            <text:p>388,072</text:p>
          </table:table-cell>
          <table:table-cell office:value-type="float" office:value="680.77499999999998" table:style-name="ce1">
            <text:p>680,775</text:p>
          </table:table-cell>
          <table:table-cell office:value-type="float" office:value="194.136" table:style-name="ce1">
            <text:p>194,136</text:p>
          </table:table-cell>
          <table:table-cell table:number-columns-repeated="16368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ulio Rivera</meta:initial-creator>
    <dc:creator>Julio Rivera</dc:creator>
    <meta:creation-date>2019-04-05T20:11:25Z</meta:creation-date>
    <dc:date>2019-04-05T21:59:50Z</dc:date>
  </office:meta>
</office:document-meta>
</file>